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4553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735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CONTACT DETAIL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PROFILE PICT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4T00:00:00" table:style-name="ce2">
            <text:p>14/11/19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TUNG DETAIL 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5T00:00:00" table:style-name="ce2">
            <text:p>15/11/19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TUNG DETAIL 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6T00:00:00" table:style-name="ce2">
            <text:p>16/11/19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TUNG DETAIL 5<text:s/>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7T00:00:00" table:style-name="ce2">
            <text:p>17/11/19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TUNG DETAIL 5<text:s/>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8T00:00:00" table:style-name="ce2">
            <text:p>18/11/19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TUNG DETAIL 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19T00:00:00" table:style-name="ce2">
            <text:p>19/11/19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TUNG DETAIL 5<text:s/>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20T00:00:00" table:style-name="ce2">
            <text:p>20/11/19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TUNG DETAIL 5<text:s/>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21T00:00:00" table:style-name="ce2">
            <text:p>21/11/199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TUNG DETAIL 5<text:s/>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NG</text:p>
          </table:table-cell>
          <table:table-cell office:value-type="string" table:style-name="ce1">
            <text:p>CLINTON</text:p>
          </table:table-cell>
          <table:table-cell office:value-type="date" office:date-value="1996-11-22T00:00:00" table:style-name="ce2">
            <text:p>22/11/19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TUNG DETAIL 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FILE 9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Sheet1.A1:Sheet1.G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2nice</meta:initial-creator>
    <dc:creator>2nice</dc:creator>
    <meta:creation-date>2024-07-23T18:46:26Z</meta:creation-date>
    <dc:date>2024-07-23T19:03:12Z</dc:date>
  </office:meta>
</office:document-meta>
</file>